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30000019C849EE0E0.png" manifest:media-type="image/png"/>
  <manifest:file-entry manifest:full-path="Pictures/10000000000002410000016053D8A77A.png" manifest:media-type="image/png"/>
  <manifest:file-entry manifest:full-path="Pictures/10000000000002370000015BA87C34A6.png" manifest:media-type="image/png"/>
  <manifest:file-entry manifest:full-path="Pictures/100000000000036300000220298EF609.png" manifest:media-type="image/png"/>
  <manifest:file-entry manifest:full-path="Pictures/10000000000005A100000482B58AF40E.png" manifest:media-type="image/png"/>
  <manifest:file-entry manifest:full-path="Pictures/10000000000002820000010D25F12896.png" manifest:media-type="image/png"/>
  <manifest:file-entry manifest:full-path="Pictures/10000001000001C50000016A1B2E3C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Heading_20_2" style:list-style-name="">
      <style:paragraph-properties fo:line-height="120%" fo:text-align="start" style:justify-single-word="false">
        <style:tab-stops/>
      </style:paragraph-properties>
    </style:style>
    <style:style style:name="P180"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text:s/>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text:s/>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text:s/>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text:s/>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text:s/>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text:s/>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2</text:a></text:p>
          <text:p text:style-name="P41"><text:a xlink:type="simple" xlink:href="#__RefHeading___Toc13234_1649206321" office:name="关键涉众和用户的需要" text:style-name="Index_20_Link" text:visited-style-name="Index_20_Link"><text:s/>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3</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text:s/>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4</text:a></text:p>
          <text:p text:style-name="P41"><text:a xlink:type="simple" xlink:href="#__RefHeading___Toc3263_1373992084" office:name="产品特性 （需求金字塔的底层，是为了满足用户需要的功能）" text:style-name="Index_20_Link" text:visited-style-name="Index_20_Link"><text:s/>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text:s/>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text:s/>3.1 术语表<text:tab/>16</text:a></text:p>
          <text:p text:style-name="P41"><text:a xlink:type="simple" xlink:href="#__RefHeading___Toc2108_1036705661" office:name="a站的主要用况" text:style-name="Index_20_Link" text:visited-style-name="Index_20_Link"><text:s/>3.2 a站的主要用况<text:tab/>17</text:a></text:p>
          <text:p text:style-name="P41"><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text:s/>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0</text:a></text:p>
          <text:p text:style-name="P43"><text:a xlink:type="simple" xlink:href="#__RefHeading___Toc7659_2925444465" office:name="发布视频" text:style-name="Index_20_Link" text:visited-style-name="Index_20_Link"><text:s/>3.4.3.1 发布视频<text:tab/>30</text:a></text:p>
          <text:p text:style-name="P43"><text:a xlink:type="simple" xlink:href="#__RefHeading___Toc7661_2925444465" office:name="管理视频稿件" text:style-name="Index_20_Link" text:visited-style-name="Index_20_Link"><text:s/>3.4.3.2 管理视频稿件<text:tab/>32</text:a></text:p>
          <text:p text:style-name="P42"><text:a xlink:type="simple" xlink:href="#__RefHeading___Toc7665_2925444465" office:name="第四部分：审核员" text:style-name="Index_20_Link" text:visited-style-name="Index_20_Link"><text:s/>3.4.4 第四部分：审核员<text:tab/>34</text:a></text:p>
          <text:p text:style-name="P43"><text:a xlink:type="simple" xlink:href="#__RefHeading___Toc7667_2925444465" office:name="管理正式用户" text:style-name="Index_20_Link" text:visited-style-name="Index_20_Link"><text:s/>3.4.4.1 管理正式用户<text:tab/>34</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7</text:a></text:p>
          <text:p text:style-name="P41"><text:a xlink:type="simple" xlink:href="#__RefHeading___Toc7635_2925444465%20%E5%89%AF%E6%9C%AC%201" office:name="子流" text:style-name="Index_20_Link" text:visited-style-name="Index_20_Link"><text:s/>3.5 子流<text:tab/>38</text:a></text:p>
          <text:p text:style-name="P42"><text:a xlink:type="simple" xlink:href="#__RefHeading___Toc7199_1948444911" office:name="S1 加载视频列表" text:style-name="Index_20_Link" text:visited-style-name="Index_20_Link"><text:s/>3.5.1 S1 加载视频列表<text:tab/>38</text:a></text:p>
          <text:p text:style-name="P42"><text:a xlink:type="simple" xlink:href="#__RefHeading___Toc7201_1948444911" office:name="S2 播放视频" text:style-name="Index_20_Link" text:visited-style-name="Index_20_Link"><text:s/>3.5.2 S2 播放视频<text:tab/>38</text:a></text:p>
          <text:p text:style-name="P42"><text:a xlink:type="simple" xlink:href="#__RefHeading___Toc7203_1948444911" office:name="S3根据关键词搜索视频" text:style-name="Index_20_Link" text:visited-style-name="Index_20_Link"><text:s/>3.5.3 S3根据关键词搜索视频<text:tab/>38</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text:s/>4.1 健壮性分析<text:tab/>41</text:a></text:p>
          <text:p text:style-name="P41"><text:a xlink:type="simple" xlink:href="#__RefHeading___Toc8571_481696549" office:name="交互建模" text:style-name="Index_20_Link" text:visited-style-name="Index_20_Link"><text:s/>4.2 交互建模<text:tab/>41</text:a></text:p>
          <text:p text:style-name="P40"><text:a xlink:type="simple" xlink:href="#__RefHeading___Toc8573_481696549" office:name="架构设计" text:style-name="Index_20_Link" text:visited-style-name="Index_20_Link"><text:s/>5 架构设计<text:tab/>42</text:a></text:p>
          <text:p text:style-name="P40"><text:a xlink:type="simple" xlink:href="#__RefHeading___Toc8575_481696549" office:name="详细设计" text:style-name="Index_20_Link" text:visited-style-name="Index_20_Link"><text:s/>6 详细设计<text:tab/>43</text:a></text:p>
          <text:p text:style-name="P40"><text:a xlink:type="simple" xlink:href="#__RefHeading__2857_375319270" office:name="后记" text:style-name="Index_20_Link" text:visited-style-name="Index_20_Link">后记<text:tab/>44</text:a></text:p>
          <text:p text:style-name="P40"><text:a xlink:type="simple" xlink:href="#__RefHeading__3696_145136877" office:name="参考文献" text:style-name="Index_20_Link" text:visited-style-name="Index_20_Link"><text:soft-page-break/>参考文献<text:tab/>45</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6"><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1"><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2"><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3"><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4"><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5"><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7"><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text:soft-page-break/>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text:soft-page-break/>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oft-page-break/><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oft-page-break/><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text:soft-page-break/>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oft-page-break/><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oft-page-break/><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oft-page-break/><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oft-page-break/><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8"><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text:soft-page-break/></text:p>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9"><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text:soft-page-break/></text:p>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text:soft-page-break/></text:p>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oft-page-break/><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132106476077790"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text:soft-page-break/></text:p>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132106476077790"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78" text:outline-level="1"><text:bookmark-start text:name="__RefHeading___Toc8573_481696549"/>架构设计<text:bookmark-end text:name="__RefHeading___Toc8573_481696549"/></text:h>
        </text:list-item>
      </text:list>
      <text:h text:style-name="P179" text:outline-level="2"/>
      <text:list text:continue-numbering="true" text:style-name="Outline">
        <text:list-item>
          <text:h text:style-name="P178"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180"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3T13:21:04.359740148</dc:date>
    <meta:editing-duration>P1DT18H5M2S</meta:editing-duration>
    <meta:editing-cycles>42</meta:editing-cycles>
    <meta:generator>LibreOffice/25.8.1.1$Linux_X86_64 LibreOffice_project/580$Build-1</meta:generator>
    <meta:print-date>2025-11-23T13:02:25.292621010</meta:print-date>
    <meta:printed-by>PDF 文件</meta:printed-by>
    <meta:document-statistic meta:table-count="9" meta:image-count="10" meta:object-count="0" meta:page-count="44" meta:paragraph-count="873" meta:word-count="18622" meta:character-count="22862" meta:non-whitespace-character-count="20438"/>
  </office:meta>
</office:document-meta>
</file>